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in" fo:margin-top="0in" fo:margin-bottom="0in" table:align="center" style:writing-mode="page"/>
    </style:style>
    <style:style style:name="Table1.A" style:family="table-column">
      <style:table-column-properties style:column-width="1.0472in"/>
    </style:style>
    <style:style style:name="Table1.B" style:family="table-column">
      <style:table-column-properties style:column-width="2.5625in"/>
    </style:style>
    <style:style style:name="Table1.C" style:family="table-column">
      <style:table-column-properties style:column-width="1.1868in"/>
    </style:style>
    <style:style style:name="Table1.D" style:family="table-column">
      <style:table-column-properties style:column-width="2.4028in"/>
    </style:style>
    <style:style style:name="Table1.1" style:family="table-row">
      <style:table-row-properties style:min-row-height="0.3236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1.5pt solid #000000"/>
    </style:style>
    <style:style style:name="Table1.D1" style:family="table-cell">
      <style:table-cell-properties style:vertical-align="bottom" fo:padding-left="0.075in" fo:padding-right="0.075in" fo:padding-top="0in" fo:padding-bottom="0in" fo:border-left="none" fo:border-right="none" fo:border-top="none" fo:border-bottom="1.5pt solid #000000"/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1.5pt solid #000000" fo:border-bottom="none"/>
    </style:style>
    <style:style style:name="Table1.D2" style:family="table-cell">
      <style:table-cell-properties fo:padding-left="0.075in" fo:padding-right="0.075in" fo:padding-top="0in" fo:padding-bottom="0in" fo:border-left="none" fo:border-right="none" fo:border-top="1.5pt solid #000000" fo:border-bottom="none"/>
    </style:style>
    <style:style style:name="Table1.3" style:family="table-row">
      <style:table-row-properties style:min-row-height="0.0139in"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D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5868in"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D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style:min-row-height="0.1215in"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D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0368in"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A8" style:family="table-cell">
      <style:table-cell-properties fo:padding-left="0.075in" fo:padding-right="0.075in" fo:padding-top="0in" fo:padding-bottom="0in" fo:border="none"/>
    </style:style>
    <style:style style:name="Table1.D8" style:family="table-cell">
      <style:table-cell-properties fo:padding-left="0.075in" fo:padding-right="0.075in" fo:padding-top="0in" fo:padding-bottom="0in" fo:border="none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="none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A13" style:family="table-cell">
      <style:table-cell-properties fo:padding-left="0.075in" fo:padding-right="0.075in" fo:padding-top="0in" fo:padding-bottom="0in" fo:border="none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D14" style:family="table-cell">
      <style:table-cell-properties fo:padding-left="0.075in" fo:padding-right="0.075in" fo:padding-top="0in" fo:padding-bottom="0in" fo:border="none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D15" style:family="table-cell">
      <style:table-cell-properties fo:padding-left="0.075in" fo:padding-right="0.075in" fo:padding-top="0in" fo:padding-bottom="0in" fo:border="none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D17" style:family="table-cell">
      <style:table-cell-properties fo:padding-left="0.075in" fo:padding-right="0.075in" fo:padding-top="0in" fo:padding-bottom="0in" fo:border="none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D19" style:family="table-cell">
      <style:table-cell-properties fo:padding-left="0.075in" fo:padding-right="0.075in" fo:padding-top="0in" fo:padding-bottom="0in" fo:border="none"/>
    </style:style>
    <style:style style:name="Table1.A20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style:min-row-height="0.1in"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style:min-row-height="0.3965in"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2in" fo:margin-top="0in" fo:margin-bottom="0in" table:align="center" style:writing-mode="page"/>
    </style:style>
    <style:style style:name="Table2.A" style:family="table-column">
      <style:table-column-properties style:column-width="7.2in"/>
    </style:style>
    <style:style style:name="Table2.1" style:family="table-row">
      <style:table-row-properties style:min-row-height="0.1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1.1118in" fo:keep-together="auto"/>
    </style:style>
    <style:style style:name="P1" style:family="paragraph" style:parent-style-name="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normal">
      <style:paragraph-properties fo:margin-top="0in" fo:margin-bottom="0in" style:contextual-spacing="false" fo:line-height="100%"/>
    </style:style>
    <style:style style:name="P3" style:family="paragraph" style:parent-style-name="normal">
      <style:paragraph-properties fo:margin-top="0in" fo:margin-bottom="0in" style:contextual-spacing="false" fo:line-height="100%" fo:text-align="end" style:justify-single-word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style:font-name-asian="Times New Roman1" style:font-name-complex="Times New Roman1"/>
    </style:style>
    <style:style style:name="P5" style:family="paragraph" style:parent-style-name="normal">
      <style:paragraph-properties fo:margin-top="0in" fo:margin-bottom="0in" style:contextual-spacing="false" fo:line-height="100%" fo:text-align="end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normal" style:list-style-name="WWNum1">
      <style:paragraph-properties fo:margin-left="0.3799in" fo:margin-top="0in" fo:margin-bottom="0in" style:contextual-spacing="false" fo:line-height="110%" fo:text-indent="-0.25in" style:auto-text-indent="false"/>
      <style:text-properties style:font-name="Times New Roman" style:font-name-asian="Times New Roman1" style:font-name-complex="Times New Roman1"/>
    </style:style>
    <style:style style:name="P7" style:family="paragraph" style:parent-style-name="normal" style:list-style-name="WWNum1">
      <style:paragraph-properties fo:margin-left="0.3799in" fo:margin-top="0in" fo:margin-bottom="0in" style:contextual-spacing="false" fo:line-height="110%" fo:text-indent="-0.25in" style:auto-text-indent="false"/>
      <style:text-properties style:font-name="Times New Roman" fo:font-size="11pt" officeooo:rsid="0019e4d0" officeooo:paragraph-rsid="0019e4d0" style:font-name-asian="Times New Roman1" style:font-size-asian="11pt" style:font-name-complex="Times New Roman1" style:font-size-complex="11pt"/>
    </style:style>
    <style:style style:name="P8" style:family="paragraph" style:parent-style-name="normal">
      <style:paragraph-properties fo:margin-top="0in" fo:margin-bottom="0in" style:contextual-spacing="false" fo:line-height="100%" fo:text-align="end" style:justify-single-word="false"/>
      <style:text-properties style:font-name="Times New Roman" fo:font-style="italic" style:font-name-asian="Times New Roman1" style:font-style-asian="italic" style:font-name-complex="Times New Roman1"/>
    </style:style>
    <style:style style:name="P9" style:family="paragraph" style:parent-style-name="normal" style:list-style-name="WWNum1">
      <style:paragraph-properties fo:margin-left="0.3799in" fo:margin-top="0in" fo:margin-bottom="0in" style:contextual-spacing="false" fo:line-height="110%" fo:text-indent="-0.25in" style:auto-text-indent="false"/>
    </style:style>
    <style:style style:name="P10" style:family="paragraph" style:parent-style-name="normal">
      <style:paragraph-properties fo:margin-top="0in" fo:margin-bottom="0in" style:contextual-spacing="false" fo:line-height="110%"/>
    </style:style>
    <style:style style:name="P11" style:family="paragraph" style:parent-style-name="normal" style:list-style-name="WWNum1">
      <style:paragraph-properties fo:margin-left="0.3752in" fo:margin-top="0in" fo:margin-bottom="0in" style:contextual-spacing="false" fo:line-height="100%" fo:text-indent="-0.25in" style:auto-text-indent="false"/>
    </style:style>
    <style:style style:name="P12" style:family="paragraph" style:parent-style-name="normal">
      <style:paragraph-properties fo:margin-left="0.3752in" fo:margin-top="0in" fo:margin-bottom="0in" style:contextual-spacing="false" fo:line-height="100%" fo:text-indent="0in" style:auto-text-indent="false"/>
      <style:text-properties style:font-name="Times New Roman" fo:font-size="4pt" fo:font-weight="bold" style:font-name-asian="Times New Roman1" style:font-size-asian="4pt" style:font-weight-asian="bold" style:font-name-complex="Times New Roman1" style:font-size-complex="4pt"/>
    </style:style>
    <style:style style:name="P13" style:family="paragraph" style:parent-style-name="normal">
      <style:paragraph-properties fo:margin-left="0in" fo:margin-top="0in" fo:margin-bottom="0in" style:contextual-spacing="false" fo:line-height="110%" fo:text-indent="0in" style:auto-text-indent="false"/>
      <style:text-properties style:font-name="Times New Roman" style:font-name-asian="Times New Roman1" style:font-name-complex="Times New Roman1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4pt" fo:font-style="normal" style:text-underline-style="none" fo:font-weight="normal" fo:background-color="transparent" style:font-name-asian="Times New Roman1" style:font-size-asian="4pt" style:font-style-asian="normal" style:font-weight-asian="normal" style:font-name-complex="Times New Roman1" style:font-size-complex="4pt"/>
    </style:style>
    <style:style style:name="P15" style:family="paragraph" style:parent-style-name="normal">
      <style:paragraph-properties fo:margin-top="0in" fo:margin-bottom="0in" style:contextual-spacing="false" fo:line-height="100%"/>
      <style:text-properties officeooo:rsid="0019e4d0" officeooo:paragraph-rsid="0019e4d0"/>
    </style:style>
    <style:style style:name="P16" style:family="paragraph" style:parent-style-name="normal">
      <style:paragraph-properties fo:margin-top="0in" fo:margin-bottom="0in" style:contextual-spacing="false" fo:line-height="100%" fo:text-align="end" style:justify-single-word="false"/>
      <style:text-properties style:font-name="Times New Roman" fo:font-size="11pt" officeooo:paragraph-rsid="0019e4d0" style:font-size-asian="11pt" style:font-size-complex="11pt"/>
    </style:style>
    <style:style style:name="P17" style:family="paragraph" style:parent-style-name="normal" style:list-style-name="WWNum1">
      <loext:graphic-properties draw:fill="none" draw:fill-color="#ffffff"/>
      <style:paragraph-properties fo:margin-left="0.3799in" fo:margin-right="0in" fo:margin-top="0in" fo:margin-bottom="0in" style:contextual-spacing="false" fo:line-height="110%" fo:text-align="start" style:justify-single-word="false" fo:keep-together="auto" fo:orphans="2" fo:widows="2" fo:text-indent="-0.25in" style:auto-text-indent="false" fo:background-color="transparent" fo:padding="0in" fo:border="none" style:shadow="none" fo:keep-with-next="auto" style:join-border="false"/>
      <style:text-properties officeooo:rsid="0019e4d0" officeooo:paragraph-rsid="0019e4d0"/>
    </style:style>
    <style:style style:name="P18" style:family="paragraph" style:parent-style-name="normal" style:list-style-name="WWNum1">
      <loext:graphic-properties draw:fill="none" draw:fill-color="#ffffff"/>
      <style:paragraph-properties fo:margin-left="0.3799in" fo:margin-right="0in" fo:margin-top="0in" fo:margin-bottom="0in" style:contextual-spacing="false" fo:line-height="110%" fo:text-align="start" style:justify-single-word="false" fo:keep-together="auto" fo:orphans="2" fo:widows="2" fo:text-indent="-0.25in" style:auto-text-indent="false" fo:background-color="transparent" fo:padding="0in" fo:border="none" style:shadow="none" fo:keep-with-next="auto" style:join-border="false"/>
      <style:text-properties style:font-name="Times New Roman" officeooo:rsid="0019e4d0" officeooo:paragraph-rsid="0019e4d0" style:font-name-asian="Times New Roman1" style:font-name-complex="Times New Roman1"/>
    </style:style>
    <style:style style:name="P19" style:family="paragraph" style:parent-style-name="normal" style:list-style-name="WWNum1">
      <loext:graphic-properties draw:fill="none" draw:fill-color="#ffffff"/>
      <style:paragraph-properties fo:margin-left="0.3799in" fo:margin-right="0in" fo:margin-top="0in" fo:margin-bottom="0in" style:contextual-spacing="false" fo:line-height="110%" fo:text-align="start" style:justify-single-word="false" fo:orphans="2" fo:widows="2" fo:text-indent="-0.25in" style:auto-text-indent="false" fo:background-color="transparent" fo:padding="0in" fo:border="none" style:shadow="none" style:join-border="false"/>
      <style:text-properties style:font-name="Times New Roman" officeooo:rsid="0019e4d0" officeooo:paragraph-rsid="0019e4d0" style:font-name-asian="Times New Roman1" style:font-name-complex="Times New Roman1"/>
    </style:style>
    <style:style style:name="P20" style:family="paragraph" style:parent-style-name="normal">
      <style:paragraph-properties fo:margin-top="0in" fo:margin-bottom="0in" style:contextual-spacing="false" fo:line-height="100%"/>
      <style:text-properties officeooo:paragraph-rsid="0019e4d0"/>
    </style:style>
    <style:style style:name="P21" style:family="paragraph" style:parent-style-name="normal">
      <style:paragraph-properties fo:margin-top="0in" fo:margin-bottom="0in" style:contextual-spacing="false" fo:line-height="100%"/>
      <style:text-properties fo:font-weight="normal" officeooo:paragraph-rsid="0019e4d0" style:font-weight-asian="normal" style:font-weight-complex="normal"/>
    </style:style>
    <style:style style:name="P22" style:family="paragraph" style:parent-style-name="normal">
      <style:paragraph-properties fo:margin-top="0in" fo:margin-bottom="0in" style:contextual-spacing="false" fo:line-height="100%" fo:text-align="end" style:justify-single-word="false"/>
      <style:text-properties officeooo:paragraph-rsid="0019e4d0"/>
    </style:style>
    <style:style style:name="P23" style:family="paragraph" style:parent-style-name="normal" style:list-style-name="WWNum1">
      <loext:graphic-properties draw:fill="none" draw:fill-color="#ffffff"/>
      <style:paragraph-properties fo:margin-left="0.3799in" fo:margin-right="0in" fo:margin-top="0in" fo:margin-bottom="0in" style:contextual-spacing="false" fo:line-height="110%" fo:text-align="start" style:justify-single-word="false" fo:keep-together="auto" fo:orphans="2" fo:widows="2" fo:text-indent="-0.25in" style:auto-text-indent="false" fo:background-color="transparent" fo:padding="0in" fo:border="none" style:shadow="none" fo:keep-with-next="auto" style:join-border="false"/>
      <style:text-properties officeooo:paragraph-rsid="0019e4d0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style:use-window-font-color="true" loext:opacity="0%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.0417in" style:contextual-spacing="false" fo:line-height="11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</style:style>
    <style:style style:name="P27" style:family="paragraph" style:parent-style-name="normal">
      <style:paragraph-properties fo:margin-top="0in" fo:margin-bottom="0in" style:contextual-spacing="false" fo:line-height="115%" fo:orphans="0" fo:widows="0"/>
      <style:text-properties style:font-name="Arial" style:font-name-asian="Arial1" style:font-name-complex="Arial1"/>
    </style:style>
    <style:style style:name="P28" style:family="paragraph" style:parent-style-name="normal">
      <style:paragraph-properties fo:margin-top="0in" fo:margin-bottom="0.0417in" style:contextual-spacing="false" fo:line-height="110%"/>
      <style:text-properties style:font-name="Times New Roman" fo:font-weight="bold" officeooo:rsid="001e6bed" officeooo:paragraph-rsid="001eb330" style:font-name-asian="Times New Roman1" style:font-weight-asian="bold" style:font-name-complex="Times New Roman1" style:font-weight-complex="bold"/>
    </style:style>
    <style:style style:name="P29" style:family="paragraph" style:parent-style-name="normal">
      <style:paragraph-properties fo:margin-top="0in" fo:margin-bottom="0.0417in" style:contextual-spacing="false" fo:line-height="110%"/>
      <style:text-properties style:font-name="Times New Roman" fo:font-weight="bold" officeooo:paragraph-rsid="0018b255" style:font-name-asian="Times New Roman1" style:font-weight-asian="bold" style:font-name-complex="Times New Roman1"/>
    </style:style>
    <style:style style:name="P30" style:family="paragraph" style:parent-style-name="normal">
      <style:paragraph-properties fo:margin-top="0in" fo:margin-bottom="0.0417in" style:contextual-spacing="false" fo:line-height="110%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style:font-name="Times New Roman" fo:font-size="22pt" style:font-name-asian="Times New Roman1" style:font-size-asian="22pt" style:font-name-complex="Times New Roman1" style:font-size-complex="22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style="italic" style:font-name-asian="Times New Roman1" style:font-style-asian="italic" style:font-name-complex="Times New Roman1"/>
    </style:style>
    <style:style style:name="T7" style:family="text">
      <style:text-properties style:font-name="Times New Roman" fo:font-style="italic" officeooo:rsid="0019e4d0" style:font-name-asian="Times New Roman1" style:font-style-asian="italic" style:font-name-complex="Times New Roman1"/>
    </style:style>
    <style:style style:name="T8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9" style:family="text">
      <style:text-properties style:font-name="Times New Roman" officeooo:rsid="0019e4d0" style:font-name-asian="Times New Roman1" style:font-name-complex="Times New Roman1"/>
    </style:style>
    <style:style style:name="T10" style:family="text">
      <style:text-properties style:font-name="Times New Roman" fo:font-size="4pt" fo:font-weight="bold" style:font-name-asian="Times New Roman1" style:font-size-asian="4pt" style:font-weight-asian="bold" style:font-name-complex="Times New Roman1" style:font-size-complex="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pt" fo:font-style="normal" style:text-underline-style="none" fo:font-weight="normal" fo:background-color="transparent" loext:char-shading-value="0" style:font-name-asian="Times New Roman1" style:font-size-asian="4pt" style:font-style-asian="normal" style:font-weight-asian="normal" style:font-name-complex="Times New Roman1" style:font-size-complex="4pt"/>
    </style:style>
    <style:style style:name="T12" style:family="text">
      <style:text-properties style:font-name="Times New Roman" fo:font-style="italic" officeooo:rsid="001e6bed" style:font-name-asian="Times New Roman1" style:font-style-asian="italic" style:font-name-complex="Times New Roman1"/>
    </style:style>
    <style:style style:name="T13" style:family="text">
      <style:text-properties fo:font-style="italic" officeooo:rsid="0019e4d0" style:font-style-asian="italic"/>
    </style:style>
    <style:style style:name="T14" style:family="text">
      <style:text-properties fo:font-style="italic" style:font-style-asian="italic"/>
    </style:style>
    <style:style style:name="T15" style:family="text">
      <style:text-properties fo:color="#5983b0" loext:opacity="100%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italic" style:text-underline-style="none" fo:font-weight="normal" fo:background-color="transparent" loext:char-shading-value="0" style:font-name-asian="Times New Roman1" style:font-size-asian="11pt" style:font-style-asian="italic" style:font-weight-asian="normal" style:font-name-complex="Times New Roman1" style:font-size-complex="11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9" style:family="text">
      <style:text-properties style:font-name="Arial" style:font-name-asian="Arial1" style:font-name-complex="Arial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5983b0" loext:opacity="100%" fo:font-weight="normal" style:font-weight-asian="normal" style:font-weight-complex="normal"/>
    </style:style>
    <style:style style:name="T22" style:family="text">
      <style:text-properties officeooo:rsid="0018b255"/>
    </style:style>
    <style:style style:name="T23" style:family="text">
      <style:text-properties fo:font-weight="normal" officeooo:rsid="0018b255" style:font-weight-asian="normal" style:font-weight-complex="normal"/>
    </style:style>
    <style:style style:name="T24" style:family="text">
      <style:text-properties fo:font-weight="normal" officeooo:rsid="001e6bed" style:font-weight-asian="normal" style:font-weight-complex="normal"/>
    </style:style>
    <style:style style:name="T25" style:family="text">
      <style:text-properties fo:color="#5983b0" loext:opacity="100%" fo:font-weight="normal" officeooo:rsid="0019e4d0" style:font-weight-asian="normal" style:font-weight-complex="normal"/>
    </style:style>
    <style:style style:name="T26" style:family="text">
      <style:text-properties fo:font-weight="normal" officeooo:rsid="0019e4d0" style:font-weight-asian="normal" style:font-weight-complex="normal"/>
    </style:style>
    <style:style style:name="T27" style:family="text">
      <style:text-properties officeooo:rsid="0019e4d0"/>
    </style:style>
    <style:style style:name="T28" style:family="text">
      <style:text-properties fo:color="#5983b0" loext:opacity="100%" style:font-name="Times New Roman" style:font-name-asian="Times New Roman1" style:font-name-complex="Times New Roman1"/>
    </style:style>
    <style:style style:name="T29" style:family="text">
      <style:text-properties style:font-name="Times New Roman" officeooo:rsid="001d0b9b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2" loext:marker-style-name="T2"><text:span text:style-name="T2">Gage Farmer</text:span></text:p>
          </table:table-cell>
          <table:covered-table-cell/>
          <table:covered-table-cell/>
          <table:table-cell table:style-name="Table1.D1" office:value-type="string">
            <text:p text:style-name="P3" loext:marker-style-name="T3"><text:span text:style-name="T3">6340 OH-56</text:span><text:span text:style-name="T3"/></text:p>
            <text:p text:style-name="P3" loext:marker-style-name="T3"><text:span text:style-name="T3">London, OH 43140</text:span><text:span text:style-name="T3"/></text:p>
          </table:table-cell>
        </table:table-row>
        <table:table-row table:style-name="Table1.2">
          <table:table-cell table:style-name="Table1.A2" table:number-columns-spanned="3" office:value-type="string">
            <text:p text:style-name="P2" loext:marker-style-name="T3"><text:span text:style-name="T3">charlesgagefarmer@gmail.com</text:span><text:span text:style-name="T3"/></text:p>
          </table:table-cell>
          <table:covered-table-cell/>
          <table:covered-table-cell/>
          <table:table-cell table:style-name="Table1.D2" office:value-type="string">
            <text:p text:style-name="P3" loext:marker-style-name="T3"><text:span text:style-name="T3">(614) 753-5474</text:span><text:span text:style-name="T3"/></text:p>
          </table:table-cell>
        </table:table-row>
        <table:table-row table:style-name="Table1.3">
          <table:table-cell table:style-name="Table1.A3" table:number-columns-spanned="3" office:value-type="string">
            <text:p text:style-name="P4" loext:marker-style-name="T3"/>
          </table:table-cell>
          <table:covered-table-cell/>
          <table:covered-table-cell/>
          <table:table-cell table:style-name="Table1.D3" office:value-type="string">
            <text:p text:style-name="P5" loext:marker-style-name="T3"/>
          </table:table-cell>
        </table:table-row>
        <table:table-row table:style-name="Table1.3">
          <table:table-cell table:style-name="Table1.A4" table:number-columns-spanned="3" office:value-type="string">
            <text:p text:style-name="P2" loext:marker-style-name="T4"><text:span text:style-name="T4">EDUCATION</text:span><text:span text:style-name="T4"/></text:p>
          </table:table-cell>
          <table:covered-table-cell/>
          <table:covered-table-cell/>
          <table:table-cell table:style-name="Table1.D4" office:value-type="string">
            <text:p text:style-name="P5" loext:marker-style-name="T3"/>
          </table:table-cell>
        </table:table-row>
        <table:table-row table:style-name="Table1.5">
          <table:table-cell table:style-name="Table1.A5" table:number-columns-spanned="3" office:value-type="string">
            <text:p text:style-name="P2" loext:marker-style-name="T5"><text:span text:style-name="T5">Ohio State University</text:span><text:span text:style-name="T5"/></text:p>
            <text:p text:style-name="P2" loext:marker-style-name="T6"><text:span text:style-name="T7">Graduated with Bachelors of</text:span><text:span text:style-name="T6"> Electrical and Computer Engineering</text:span></text:p>
            <text:list text:style-name="WWNum1">
              <text:list-item>
                <text:p text:style-name="P6" loext:marker-style-name="T8">Powerlifting Club</text:p>
              </text:list-item>
              <text:list-item>
                <text:p text:style-name="P7" loext:marker-style-name="T8">Muay Thai Club</text:p>
              </text:list-item>
            </text:list>
          </table:table-cell>
          <table:covered-table-cell/>
          <table:covered-table-cell/>
          <table:table-cell table:style-name="Table1.D5" office:value-type="string">
            <text:p text:style-name="P3" loext:marker-style-name="T3"><text:span text:style-name="T3">August 2022 – </text:span><text:span text:style-name="T9">May 2025</text:span></text:p>
          </table:table-cell>
        </table:table-row>
        <table:table-row table:style-name="Table1.6">
          <table:table-cell table:style-name="Table1.A6" table:number-columns-spanned="3" office:value-type="string">
            <text:p text:style-name="P2" loext:marker-style-name="T5"><text:span text:style-name="T5">Columbus State Community College </text:span><text:span text:style-name="T5"/></text:p>
            <text:p text:style-name="P2" loext:marker-style-name="T6"><text:span text:style-name="T6">Graduated with Associates of Science in Electrical Engineering</text:span><text:span text:style-name="T6"/></text:p>
          </table:table-cell>
          <table:covered-table-cell/>
          <table:covered-table-cell/>
          <table:table-cell table:style-name="Table1.D6" office:value-type="string">
            <text:p text:style-name="P3" loext:marker-style-name="T3"><text:span text:style-name="T3">July 2021 - April 2022</text:span><text:span text:style-name="T3"/></text:p>
            <text:p text:style-name="P8" loext:marker-style-name="T6"/>
          </table:table-cell>
        </table:table-row>
        <table:table-row table:style-name="Table1.7">
          <table:table-cell table:style-name="Table1.A7" table:number-columns-spanned="4" office:value-type="string">
            <text:list text:continue-numbering="true" text:style-name="WWNum1">
              <text:list-item>
                <text:p text:style-name="P9" loext:marker-style-name="T8"><text:span text:style-name="T3">Powerlifting Club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8" table:number-columns-spanned="3" office:value-type="string">
            <text:p text:style-name="P2" loext:marker-style-name="T5"><text:span text:style-name="T5">Capital University</text:span><text:span text:style-name="T5"/></text:p>
            <text:p text:style-name="P2" loext:marker-style-name="T3"><text:span text:style-name="T6">Studied Computer Science</text:span><text:span text:style-name="T6"/></text:p>
          </table:table-cell>
          <table:covered-table-cell/>
          <table:covered-table-cell/>
          <table:table-cell table:style-name="Table1.D8" office:value-type="string">
            <text:p text:style-name="P3" loext:marker-style-name="T6"><text:span text:style-name="T3">August 2018 - Jun 2020</text:span><text:span text:style-name="T6"/></text:p>
          </table:table-cell>
        </table:table-row>
        <table:table-row table:style-name="Table1.3">
          <table:table-cell table:style-name="Table1.A9" table:number-columns-spanned="4" office:value-type="string">
            <text:list text:continue-numbering="true" text:style-name="WWNum1">
              <text:list-item>
                <text:p text:style-name="P9" loext:marker-style-name="T8"><text:span text:style-name="T3">ICPC Team Leader</text:span><text:span text:style-name="T8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0" table:number-columns-spanned="4" office:value-type="string">
            <text:p text:style-name="P10" loext:marker-style-name="T4"><text:span text:style-name="T4">LEADERSHIP</text:span><text:span text:style-name="T4"/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1" table:number-columns-spanned="2" office:value-type="string">
            <text:p text:style-name="P2" loext:marker-style-name="T5"><text:span text:style-name="T5">International Collegiate Programming Contest</text:span></text:p>
            <text:p text:style-name="P2" loext:marker-style-name="T6"><text:span text:style-name="T6">Participant &amp; Team Leader</text:span><text:span text:style-name="T6"/></text:p>
          </table:table-cell>
          <table:covered-table-cell/>
          <table:table-cell table:style-name="Table1.C11" table:number-columns-spanned="2" office:value-type="string">
            <text:p text:style-name="P5" loext:marker-style-name="T3"/>
            <text:p text:style-name="P3" loext:marker-style-name="T6"><text:span text:style-name="T6">August 2019 - May 2020</text:span><text:span text:style-name="T6"/></text:p>
          </table:table-cell>
          <table:covered-table-cell/>
        </table:table-row>
        <table:table-row table:style-name="Table1.3">
          <table:table-cell table:style-name="Table1.A12" table:number-columns-spanned="4" office:value-type="string">
            <text:list text:continue-numbering="true" text:style-name="WWNum1">
              <text:list-item>
                <text:p text:style-name="P11" loext:marker-style-name="T8"><text:span text:style-name="T3">Solved real world problems using logic, math, and various programming techniques such as recursion</text:span><text:span text:style-name="T8"/></text:p>
              </text:list-item>
              <text:list-item>
                <text:p text:style-name="P11" loext:marker-style-name="T8"><text:span text:style-name="T3">Used different languages for different applications (Python, Java, C++)</text:span><text:span text:style-name="T8"/></text:p>
              </text:list-item>
            </text:list>
            <text:p text:style-name="P12" loext:marker-style-name="T10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3" table:number-columns-spanned="4" office:value-type="string">
            <text:p text:style-name="P13" loext:marker-style-name="T3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4" table:number-columns-spanned="3" office:value-type="string">
            <text:p text:style-name="P2" loext:marker-style-name="T4"><text:span text:style-name="T4">WORK EXPERIENCE</text:span><text:span text:style-name="T4"/></text:p>
          </table:table-cell>
          <table:covered-table-cell/>
          <table:covered-table-cell/>
          <table:table-cell table:style-name="Table1.D14" office:value-type="string">
            <text:p text:style-name="P14" loext:marker-style-name="T11"/>
          </table:table-cell>
        </table:table-row>
        <table:table-row table:style-name="Table1.3">
          <table:table-cell table:style-name="Table1.A15" table:number-columns-spanned="3" office:value-type="string">
            <text:p text:style-name="P15" loext:marker-style-name="T5"><text:span text:style-name="T5">Texas Instruments</text:span></text:p>
            <text:p text:style-name="P15" loext:marker-style-name="T6"><text:span text:style-name="T6">Applications Engineer – </text:span><text:span text:style-name="T12">Temperature and Environmental Sensing</text:span></text:p>
          </table:table-cell>
          <table:covered-table-cell/>
          <table:covered-table-cell/>
          <table:table-cell table:style-name="Table1.D15" office:value-type="string">
            <text:p text:style-name="P16"><text:span text:style-name="T13">June 2024</text:span><text:span text:style-name="T14"> - </text:span><text:span text:style-name="T13">August</text:span><text:span text:style-name="T14"> 202</text:span><text:span text:style-name="T13">4</text:span></text:p>
            <text:p text:style-name="P3" loext:marker-style-name="T5"><text:span text:style-name="T7">June 2025</text:span><text:span text:style-name="T6"> - </text:span><text:span text:style-name="T7">August</text:span><text:span text:style-name="T6"> 202</text:span><text:span text:style-name="T7">5</text:span></text:p>
          </table:table-cell>
        </table:table-row>
        <table:table-row table:style-name="Table1.3">
          <table:table-cell table:style-name="Table1.A16" table:number-columns-spanned="4" office:value-type="string">
            <text:list text:continue-numbering="true" text:style-name="WWNum1">
              <text:list-item>
                <text:p text:style-name="P17" loext:marker-style-name="T8"><text:span text:style-name="T3">Schematic &amp; PCB CAD, bread-boarding, testing, working with sensors &amp; I2C</text:span></text:p>
              </text:list-item>
              <text:list-item>
                <text:p text:style-name="P18" loext:marker-style-name="T8">MCU Firmware programming (MSP430, C) &amp; Front-end GUI programming (Python, JavaScript)</text:p>
              </text:list-item>
              <text:list-item>
                <text:p text:style-name="P18" loext:marker-style-name="T8">3D Modeling &amp; Printing</text:p>
              </text:list-item>
              <text:list-item>
                <text:p text:style-name="P19" loext:marker-style-name="T8">Designed the <text:a xlink:type="simple" xlink:href="https://www.ti.com/lit/ug/snou210/snou210.pdf?ts=1754704628908&amp;ref_url=https%253A%252F%252Fwww.google.com%252F" text:style-name="Internet_20_link" text:visited-style-name="Visited_20_Internet_20_Link"><text:span text:style-name="T15">TMP411EVM</text:span></text:a></text:p>
              </text:list-item>
              <text:list-item>
                <text:p text:style-name="P19" loext:marker-style-name="T8">Designed the Temperature Metrology Cub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7" table:number-columns-spanned="3" office:value-type="string">
            <text:p text:style-name="P20" loext:marker-style-name="T5"><text:span text:style-name="T5">Sage Sustainable Electronics</text:span></text:p>
            <text:p text:style-name="P21"><text:span text:style-name="T6">Integration Technician</text:span></text:p>
          </table:table-cell>
          <table:covered-table-cell/>
          <table:covered-table-cell/>
          <table:table-cell table:style-name="Table1.D17" office:value-type="string">
            <text:p text:style-name="P5" loext:marker-style-name="T3"/>
            <text:p text:style-name="P22" loext:marker-style-name="T5"><text:span text:style-name="T6">April 2022 - September 2022</text:span></text:p>
          </table:table-cell>
        </table:table-row>
        <table:table-row table:style-name="Table1.3">
          <table:table-cell table:style-name="Table1.A18" table:number-columns-spanned="4" office:value-type="string">
            <text:list text:continue-numbering="true" text:style-name="WWNum1">
              <text:list-item>
                <text:p text:style-name="P23" loext:marker-style-name="T8"><text:span text:style-name="T3">Diagnosis and repair of various technologies such as laptops, desktops, monitors, and server hardware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9" table:number-columns-spanned="3" office:value-type="string">
            <text:p text:style-name="P2" loext:marker-style-name="T5"><text:span text:style-name="T5">theCoderSchool / Mathnasium</text:span><text:span text:style-name="T5"/></text:p>
            <text:p text:style-name="P2" loext:marker-style-name="T6"><text:span text:style-name="T6">Computer Science &amp; Math Tutor</text:span><text:span text:style-name="T6"/></text:p>
          </table:table-cell>
          <table:covered-table-cell/>
          <table:covered-table-cell/>
          <table:table-cell table:style-name="Table1.D19" office:value-type="string">
            <text:p text:style-name="P5" loext:marker-style-name="T3"/>
            <text:p text:style-name="P3" loext:marker-style-name="T6"><text:span text:style-name="T6">February 2019 - December 2019</text:span><text:span text:style-name="T6"/></text:p>
          </table:table-cell>
        </table:table-row>
        <table:table-row table:style-name="Table1.3">
          <table:table-cell table:style-name="Table1.A20" table:number-columns-spanned="4" office:value-type="string">
            <text:list text:continue-numbering="true" text:style-name="WWNum1">
              <text:list-item>
                <text:p text:style-name="P6" loext:marker-style-name="T8">Taught Scratch and Python to children k-12th grade</text:p>
              </text:list-item>
              <text:list-item>
                <text:p text:style-name="P7" loext:marker-style-name="T8">Taught all levels of Math to children k-12th grad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21">
          <table:table-cell table:style-name="Table1.A21" table:number-columns-spanned="4" office:value-type="string">
            <text:p text:style-name="P24" loext:marker-style-name="T4"/>
            <text:p text:style-name="P25"><text:span text:style-name="T16">ADDITIONAL INFORMATION</text:span></text:p>
          </table:table-cell>
          <table:covered-table-cell/>
          <table:covered-table-cell/>
          <table:covered-table-cell/>
        </table:table-row>
        <table:table-row table:style-name="Table1.22">
          <table:table-cell table:style-name="Table1.A22" office:value-type="string">
            <text:p text:style-name="P26" loext:marker-style-name="T17"><text:span text:style-name="T6">Languages</text:span><text:span text:style-name="T17">:</text:span></text:p>
            <text:p text:style-name="P26" loext:marker-style-name="T17"><text:span text:style-name="T6">Relevant Classes</text:span><text:span text:style-name="T17">:</text:span></text:p>
          </table:table-cell>
          <table:table-cell table:style-name="Table1.B22" table:number-columns-spanned="3" office:value-type="string">
            <text:p text:style-name="P26" loext:marker-style-name="T18"><text:span text:style-name="T3">Proficient in C++, Java, and Python; Intermediate in MIPS assembly</text:span><text:span text:style-name="T18"/></text:p>
            <text:p text:style-name="P26" loext:marker-style-name="T3"><text:span text:style-name="T3">Algorithms and Data Systems II, Computer Networking, Calculus III, Physics II, Java Programming, C++ Programming, Analog Systems, and Digital Logic</text:span><text:span text:style-name="T3"/></text:p>
          </table:table-cell>
          <table:covered-table-cell/>
          <table:covered-table-cell/>
        </table:table-row>
      </table:table>
      <text:p text:style-name="P27" loext:marker-style-name="T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 loext:marker-style-name="T4"><text:span text:style-name="T4">REFERENCES</text:span><text:span text:style-name="T4"/></text:p>
          </table:table-cell>
        </table:table-row>
        <table:table-row table:style-name="Table2.2">
          <table:table-cell table:style-name="Table2.A1" office:value-type="string">
            <text:p text:style-name="P28">Victor Salomon – <text:span text:style-name="T20">Texas Instruments TES Manager (</text:span><text:a xlink:type="simple" xlink:href="mailto:victor@ti.com" text:style-name="Internet_20_link" text:visited-style-name="Visited_20_Internet_20_Link"><text:span text:style-name="T21">victor@ti.com</text:span></text:a><text:span text:style-name="T20">)</text:span></text:p>
            <text:p text:style-name="P29" loext:marker-style-name="T3"><text:span text:style-name="T22">Alex Thompson</text:span><text:span text:style-name="T20"> – </text:span><text:span text:style-name="T23">Texas Instruments </text:span><text:span text:style-name="T24">Applications </text:span><text:span text:style-name="T23">Engineer</text:span><text:span text:style-name="T20"> (</text:span><text:a xlink:type="simple" xlink:href="mailto:a-thompson1@ti.com" text:style-name="Internet_20_link" text:visited-style-name="Visited_20_Internet_20_Link"><text:span text:style-name="T25">a-thompson1@ti.com</text:span></text:a><text:span text:style-name="T26">)</text:span><text:span text:style-name="T20"> </text:span></text:p>
            <text:p text:style-name="P29" loext:marker-style-name="T3"><text:span text:style-name="T27">Dr. </text:span><text:span text:style-name="T22">Tawfiq Musah</text:span><text:span text:style-name="T3"> - </text:span><text:span text:style-name="T20">Electrical Engineering Professor (</text:span><text:a xlink:type="simple" xlink:href="mailto:musah.3@osu.edu" text:style-name="Internet_20_link" text:visited-style-name="Visited_20_Internet_20_Link"><text:span text:style-name="T25">musah.3@osu</text:span><text:span text:style-name="T21">.edu</text:span></text:a><text:span text:style-name="T20">) </text:span></text:p>
            <text:p text:style-name="P30" loext:marker-style-name="T3"><text:span text:style-name="T5">Dr. David Reed</text:span><text:span text:style-name="T3"> - Computer Science Professor (</text:span><text:a xlink:type="simple" xlink:href="mailto:dreed@capital.edu" text:style-name="Internet_20_link" text:visited-style-name="Visited_20_Internet_20_Link"><text:span text:style-name="T28">dreed@capital.edu</text:span></text:a><text:span text:style-name="T3">)</text:span></text:p>
            <text:p text:style-name="P30" loext:marker-style-name="T3"><text:span text:style-name="T5">Chak Pang</text:span><text:span text:style-name="T3"> - IBM </text:span><text:span text:style-name="T29">Engineer</text:span><text:span text:style-name="T3"> (</text:span><text:a xlink:type="simple" xlink:href="mailto:cpang@yahoo.com" text:style-name="Internet_20_link" text:visited-style-name="Visited_20_Internet_20_Link"><text:span text:style-name="T28">cpang@yahoo.com</text:span></text:a><text:span text:style-name="T3">) 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normal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0.5in" fo:margin-top="0in" fo:margin-bottom="0.139in" style:contextual-spacing="true"/>
    </style:style>
    <style:style style:name="No_20_Spacing1" style:display-name="No Spacing1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Body_20_Text_20_2" style:display-name="Body Text 2" style:family="paragraph" style:parent-style-name="normal" loext:linked-style-name="Body_20_Text_20_2_20_Char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2.3in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3" style:display-name="Body Text 3" style:family="paragraph" style:parent-style-name="normal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Marginalia" style:family="paragraph" style:parent-style-name="normal" loext:linked-style-name="Comment_20_Text_20_Char" style:class="text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normal" loext:linked-style-name="Balloon_20_Text_20_Char">
      <style:paragraph-properties fo:margin-top="0in" fo:margin-bottom="0in" style:contextual-spacing="false" fo:line-height="100%"/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normal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normal" style:default-outline-level="" style:class="index">
      <style:paragraph-properties fo:margin-right="-0.25in" style:punctuation-wrap="hanging" style:vertical-align="baseline"/>
      <style:text-properties fo:color="#1f497d" loext:opacity="100%" fo:font-size="20pt" fo:font-weight="normal" style:font-size-asian="20pt" style:font-weight-asian="normal"/>
    </style:style>
    <style:style style:name="Default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esume_20_Align_20_Right" style:display-name="Resume Align Right" style:family="paragraph" style:parent-style-name="normal">
      <style:paragraph-properties fo:margin-top="0in" fo:margin-bottom="0in" style:contextual-spacing="false" fo:line-height="100%">
        <style:tab-stops>
          <style:tab-stop style:position="7in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size-complex="12pt"/>
    </style:style>
    <style:style style:name="Revision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2_20_Char" style:display-name="Body Text 2 Char" style:family="text" loext:linked-style-name="Body_20_Text_20_2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Body_20_Text_20_3_20_Char" style:display-name="Body Text 3 Char" style:family="text" loext:linked-style-name="Body_20_Text_20_3">
      <style:text-properties fo:font-size="8pt" style:font-size-asian="8pt" style:font-size-complex="8pt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Comment_20_Text_20_Char" style:display-name="Comment Text Char" style:family="text" loext:linked-style-name="Marginalia">
      <style:text-properties fo:font-size="12pt" style:font-size-asian="12pt" style:font-size-complex="12pt"/>
    </style:style>
    <style:style style:name="Comment_20_Subject_20_Char" style:display-name="Comment Subject Char" style:family="text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loext:linked-style-name="Balloon_20_Tex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er_20_Char" style:display-name="Footer Char" style:family="text" loext:linked-style-name="Footer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1_20_Char" style:display-name="Heading 1 Char" style:family="tex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Body_20_Text_20_Char" style:display-name="Body Text Char" style:family="text" style:parent-style-name="Default_20_Paragraph_20_Font"/>
    <style:style style:name="ListLabel_20_1" style:display-name="ListLabel 1" style:family="text">
      <style:text-properties fo:font-size="6pt" style:font-name-asian="Noto Sans Symbols" style:font-family-asian="'Noto Sans Symbols'" style:font-family-generic-asian="system" style:font-pitch-asian="variable" style:font-size-asian="6pt" style:font-name-complex="Noto Sans Symbols" style:font-family-complex="'Noto Sans Symbols'" style:font-family-generic-complex="system" style:font-pitch-complex="variable" style:font-size-complex="6pt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2-05T18:51:00</meta:creation-date>
    <meta:initial-creator>Wall Street Oasis</meta:initial-creator>
    <dc:date>2025-08-08T19:19:26.433537600</dc:date>
    <meta:editing-duration>PT22M2S</meta:editing-duration>
    <meta:editing-cycles>6</meta:editing-cycles>
    <meta:generator>LibreOffice/25.2.2.2$Windows_X86_64 LibreOffice_project/7370d4be9e3cf6031a51beef54ff3bda878e3fac</meta:generator>
    <meta:print-date>2025-08-08T19:17:12.369881700</meta:print-date>
    <meta:printed-by>PDF files</meta:printed-by>
    <meta:document-statistic meta:table-count="2" meta:image-count="0" meta:object-count="0" meta:page-count="1" meta:paragraph-count="55" meta:word-count="294" meta:character-count="2051" meta:non-whitespace-character-count="1818"/>
  </office:meta>
</office:document-meta>
</file>